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draw:stroke="none" draw:fill="none" fo:min-height="1.264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family="Arial" style:font-family-generic="roman" style:font-pitch="variable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text-properties fo:font-size="32pt" fo:font-weight="normal" style:font-weight-asian="normal" style:font-weight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" style:family="text">
      <style:text-properties fo:font-family="Arial" style:font-family-generic="roman" style:font-pitch="variable" fo:font-size="18pt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font-size="18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Custom background workers</text:span></text:p>
            <text:p><text:span text:style-name="T2">PostgreSQL 9.3</text:span></text:p>
            <text:p>Michael Paqu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the lecture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ichael Paquier</text:p>
              </text:list-item>
              <text:list-item>
                <text:p>Engineer at VMware</text:p>
              </text:list-item>
              <text:list-item>
                <text:p>Working on PostgreSQL stuff</text:p>
              </text:list-item>
              <text:list-item>
                <text:p>PostgreSQL hacker</text:p>
              </text:list-item>
              <text:list-item>
                <text:p>Contact</text:p>
                <text:list>
                  <text:list-item>
                    <text:p>Twitter: @michaelpq</text:p>
                  </text:list-item>
                  <text:list-item>
                    <text:p>michael@otacoo.com</text:p>
                  </text:list-item>
                  <text:list-item>
                    <text:p>Blog: michael.otac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gworker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ntroduction in PostgreSQL 9.3</text:p>
              </text:list-item>
              <text:list-item>
                <text:p><text:span text:style-name="T3">Child process of postmaster</text:span></text:p>
              </text:list-item>
              <text:list-item>
                <text:p><text:span text:style-name="T3">Possible to run user-defined code in shared library loaded by PG core</text:span></text:p>
              </text:list-item>
              <text:list-item>
                <text:p>Set of APIs for process-related plug-ins</text:p>
                <text:list>
                  <text:list-item>
                    <text:p>Customizable</text:p>
                  </text:list-item>
                  <text:list-item>
                    <text:p>Extensible</text:p>
                  </text:list-item>
                  <text:list-item>
                    <text:p>Adap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veral options</text:p>
                <text:list>
                  <text:list-item>
                    <text:p>Access to databases</text:p>
                  </text:list-item>
                  <text:list-item>
                    <text:p>Access to shared memory</text:p>
                  </text:list-item>
                  <text:list-item>
                    <text:p>Serial transactions</text:p>
                  </text:list-item>
                  <text:list-item>
                    <text:p>Start/stop/restart control</text:p>
                  </text:list-item>
                </text:list>
              </text:list-item>
              <text:list-item>
                <text:p>User-defined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a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tatistics-related</text:p>
                <text:list>
                  <text:list-item>
                    <text:p>Save pg_stat_statement module information to tier-table with certain timing (Ex: 1 TX/s)</text:p>
                  </text:list-item>
                  <text:list-item>
                    <text:p>Export pg_stat_* stuff automatically</text:p>
                  </text:list-item>
                </text:list>
              </text:list-item>
              <text:list-item>
                <text:p>Maintenance</text:p>
                <text:list>
                  <text:list-item>
                    <text:p>Reindex automatically invalid indexes</text:p>
                  </text:list-item>
                  <text:list-item>
                    <text:p>Kill inactive connections after certain duration (pg_stat_activity + pg_terminate_backend)</text:p>
                  </text:list-item>
                </text:list>
              </text:list-item>
              <text:list-item>
                <text:p><text:span text:style-name="T4">Example: “Hello World”</text:span></text:p>
                <text:list>
                  <text:list-item>
                    <text:p>Registered as bgworker: hello world</text:p>
                  </text:list-item>
                  <text:list-item>
                    <text:p>Have a look at pg_lo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 (1)</text:p>
          </draw:text-box>
        </draw:frame>
        <draw:custom-shape draw:style-name="gr2" draw:text-style-name="P2" draw:layer="layout" svg:width="23.622cm" svg:height="12.018cm" svg:x="2.286cm" svg:y="5.508cm">
          <text:p><text:span text:style-name="T5">/* Minimum set of headers */</text:span></text:p>
          <text:p><text:span text:style-name="T5">#include "postgres.h"</text:span></text:p>
          <text:p><text:span text:style-name="T5">#include "postmaster/bgworker.h"</text:span></text:p>
          <text:p><text:span text:style-name="T5">#include "storage/ipc.h"</text:span></text:p>
          <text:p><text:span text:style-name="T5">#include "storage/latch.h"</text:span></text:p>
          <text:p><text:span text:style-name="T5">#include "storage/proc.h"</text:span></text:p>
          <text:p><text:span text:style-name="T5">#include "fmgr.h"</text:span></text:p>
          <text:p><text:span text:style-name="T6"/></text:p>
          <text:p><text:span text:style-name="T6">/* Essential for shared libs! */</text:span></text:p>
          <text:p><text:span text:style-name="T5">PG_MODULE_MAGIC;</text:span></text:p>
          <text:p><text:span text:style-name="T6"/></text:p>
          <text:p><text:span text:style-name="T6">/* Entry point of library loading */</text:span></text:p>
          <text:p><text:span text:style-name="T5">void _PG_init(void);</text:span></text:p>
          <text:p><text:span text:style-name="T6"/></text:p>
          <text:p><text:span text:style-name="T6">/* Signal handling */</text:span></text:p>
          <text:p><text:span text:style-name="T5">static bool got_sigterm = fals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4.639cm" svg:height="1.524cm" svg:x="1.016cm" svg:y="3.81cm" presentation:class="outline" presentation:user-transformed="true">
          <draw:text-box>
            <text:list text:style-name="L2">
              <text:list-item>
                <text:p>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 (2)</text:p>
          </draw:text-box>
        </draw:frame>
        <draw:custom-shape draw:style-name="gr2" draw:text-style-name="P4" draw:layer="layout" svg:width="23.622cm" svg:height="11.51cm" svg:x="2.286cm" svg:y="5.508cm">
          <text:p text:style-name="P3"><text:span text:style-name="T6">void</text:span></text:p>
          <text:p text:style-name="P3"><text:span text:style-name="T6">_PG_init(void)</text:span></text:p>
          <text:p text:style-name="P3"><text:span text:style-name="T6">{</text:span></text:p>
          <text:p text:style-name="P3"><text:span text:style-name="T6"><text:s text:c="4"/></text:span><text:span text:style-name="T6">BackgroundWorker <text:s text:c="3"/>worker;</text:span></text:p>
          <text:p text:style-name="P3"><text:span text:style-name="T6"/></text:p>
          <text:p text:style-name="P3"><text:span text:style-name="T6"><text:s text:c="4"/></text:span><text:span text:style-name="T6">/* Register the worker processes */</text:span></text:p>
          <text:p text:style-name="P3"><text:span text:style-name="T6"><text:s text:c="4"/></text:span><text:span text:style-name="T6">worker.bgw_flags = BGWORKER_SHMEM_ACCESS;</text:span></text:p>
          <text:p text:style-name="P3"><text:span text:style-name="T6"><text:s text:c="4"/></text:span><text:span text:style-name="T6">worker.bgw_start_time = BgWorkerStart_RecoveryFinished;</text:span></text:p>
          <text:p text:style-name="P3"><text:span text:style-name="T6"><text:s text:c="4"/></text:span><text:span text:style-name="T6">worker.bgw_main = hello_main;</text:span></text:p>
          <text:p text:style-name="P3"><text:span text:style-name="T6"><text:s text:c="4"/></text:span><text:span text:style-name="T6">worker.bgw_sighup = NULL;</text:span></text:p>
          <text:p text:style-name="P3"><text:span text:style-name="T6"><text:s text:c="4"/></text:span><text:span text:style-name="T6">worker.bgw_sigterm = hello_sigterm;</text:span></text:p>
          <text:p text:style-name="P3"><text:span text:style-name="T6"><text:s text:c="4"/></text:span><text:span text:style-name="T6">worker.bgw_name = "hello world";</text:span></text:p>
          <text:p text:style-name="P3"><text:span text:style-name="T6"><text:s text:c="4"/></text:span><text:span text:style-name="T6">worker.bgw_restart_time = BGW_NEVER_RESTART;</text:span></text:p>
          <text:p text:style-name="P3"><text:span text:style-name="T6"><text:s text:c="4"/></text:span><text:span text:style-name="T6">worker.bgw_main_arg = NULL;</text:span></text:p>
          <text:p text:style-name="P3"><text:span text:style-name="T6"><text:s text:c="4"/></text:span><text:span text:style-name="T6">RegisterBackgroundWorker(&amp;worker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4.639cm" svg:height="1.524cm" svg:x="1.016cm" svg:y="3.81cm" presentation:class="outline" presentation:user-transformed="true">
          <draw:text-box>
            <text:list text:style-name="L2">
              <text:list-item>
                <text:p>Initialization with _PG_ini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Hello World (3)</text:span></text:p>
          </draw:text-box>
        </draw:frame>
        <draw:frame presentation:style-name="pr4" draw:layer="layout" svg:width="24.639cm" svg:height="1.524cm" svg:x="1.024cm" svg:y="3.864cm" presentation:class="outline" presentation:user-transformed="true">
          <draw:text-box>
            <text:list text:style-name="L2">
              <text:list-item>
                <text:p>Main loop</text:p>
              </text:list-item>
            </text:list>
          </draw:text-box>
        </draw:frame>
        <draw:custom-shape draw:style-name="gr2" draw:text-style-name="P4" draw:layer="layout" svg:width="23.622cm" svg:height="12.238cm" draw:transform="skewX (-0.000523598775598299) translate (2.286cm 5.542cm)">
          <text:p text:style-name="P3"><text:span text:style-name="T6">static void</text:span></text:p>
          <text:p text:style-name="P3"><text:span text:style-name="T6">hello_main(void *main_arg)</text:span></text:p>
          <text:p text:style-name="P3"><text:span text:style-name="T6">{</text:span></text:p>
          <text:p text:style-name="P3"><text:span text:style-name="T6"><text:s text:c="4"/></text:span><text:span text:style-name="T6">/* We're now ready to receive signals */</text:span></text:p>
          <text:p text:style-name="P3"><text:span text:style-name="T6"><text:s text:c="4"/></text:span><text:span text:style-name="T6">BackgroundWorkerUnblockSignals();</text:span></text:p>
          <text:p text:style-name="P3"><text:span text:style-name="T6"><text:s text:c="4"/></text:span><text:span text:style-name="T6">while (!got_sigterm)</text:span></text:p>
          <text:p text:style-name="P3"><text:span text:style-name="T6"><text:s text:c="4"/></text:span><text:span text:style-name="T6">{</text:span></text:p>
          <text:p text:style-name="P3"><text:span text:style-name="T6"><text:s text:c="8"/></text:span><text:span text:style-name="T6">int <text:s text:c="4"/>rc;</text:span></text:p>
          <text:p text:style-name="P3"><text:span text:style-name="T6"><text:tab/></text:span><text:span text:style-name="T6">/* Wait 10s */</text:span></text:p>
          <text:p text:style-name="P3"><text:span text:style-name="T6"><text:s text:c="8"/></text:span><text:span text:style-name="T6">rc = WaitLatch(&amp;MyProc-&gt;procLatch,</text:span></text:p>
          <text:p text:style-name="P3"><text:span text:style-name="T6"><text:s text:c="23"/></text:span><text:span text:style-name="T6">WL_LATCH_SET | WL_TIMEOUT | WL_POSTMASTER_DEATH,</text:span></text:p>
          <text:p text:style-name="P3"><text:span text:style-name="T6"><text:s text:c="23"/></text:span><text:span text:style-name="T6">10000L);</text:span></text:p>
          <text:p text:style-name="P3"><text:span text:style-name="T6"><text:s text:c="8"/></text:span><text:span text:style-name="T6">ResetLatch(&amp;MyProc-&gt;procLatch);</text:span><text:span text:style-name="T6"><text:tab/></text:span></text:p>
          <text:p text:style-name="P3"><text:span text:style-name="T6"><text:s text:c="8"/></text:span><text:span text:style-name="T6">elog(LOG, "Hello World!"); </text:span><text:span text:style-name="T8"><text:tab/></text:span><text:span text:style-name="T9">/* Say Hello to the world */</text:span></text:p>
          <text:p text:style-name="P3"><text:span text:style-name="T6"><text:s text:c="4"/></text:span><text:span text:style-name="T6">}</text:span></text:p>
          <text:p text:style-name="P3"><text:span text:style-name="T6"><text:s text:c="4"/></text:span><text:span text:style-name="T6">proc_exit(0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Hello World (4)</text:span></text:p>
          </draw:text-box>
        </draw:frame>
        <draw:frame presentation:style-name="pr6" draw:layer="layout" svg:width="24.639cm" svg:height="1.532cm" svg:x="1.4cm" svg:y="13.092cm" presentation:class="outline" presentation:user-transformed="true">
          <draw:text-box>
            <text:list text:style-name="L2">
              <text:list-item>
                <text:p>Makefile</text:p>
              </text:list-item>
            </text:list>
          </draw:text-box>
        </draw:frame>
        <draw:custom-shape draw:style-name="gr2" draw:text-style-name="P3" draw:layer="layout" svg:width="22.86cm" svg:height="3.048cm" svg:x="2.54cm" svg:y="14.624cm">
          <text:p text:style-name="P3">MODULES = hello_world</text:p>
          <text:p text:style-name="P3">PG_CONFIG = pg_config</text:p>
          <text:p text:style-name="P3">PGXS := $(shell $(PG_CONFIG) --pgxs)</text:p>
          <text:p text:style-name="P3">include $(PGXS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2.86cm" svg:height="6.566cm" svg:x="2.54cm" svg:y="6.134cm">
          <text:p text:style-name="P3"><text:span text:style-name="T6">static void</text:span></text:p>
          <text:p text:style-name="P3"><text:span text:style-name="T6">hello_sigterm(SIGNAL_ARGS)</text:span></text:p>
          <text:p text:style-name="P3"><text:span text:style-name="T6">{</text:span></text:p>
          <text:p text:style-name="P3"><text:span text:style-name="T6"><text:s text:c="4"/></text:span><text:span text:style-name="T6">int <text:s text:c="8"/>save_errno = errno;</text:span></text:p>
          <text:p text:style-name="P3"><text:span text:style-name="T6"><text:s text:c="4"/></text:span><text:span text:style-name="T6">got_sigterm = true;</text:span></text:p>
          <text:p text:style-name="P3"><text:span text:style-name="T6"><text:s text:c="4"/></text:span><text:span text:style-name="T6">if (MyProc)</text:span></text:p>
          <text:p text:style-name="P3"><text:span text:style-name="T6"><text:s text:c="8"/></text:span><text:span text:style-name="T6">SetLatch(&amp;MyProc-&gt;procLatch);</text:span></text:p>
          <text:p text:style-name="P3"><text:span text:style-name="T6"><text:s text:c="4"/></text:span><text:span text:style-name="T6">errno = save_errno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draw:frame presentation:style-name="pr7" draw:text-style-name="P5" draw:layer="layout" svg:width="24.02cm" svg:height="1.514cm" svg:x="1.38cm" svg:y="4.866cm">
          <draw:text-box>
            <text:list text:style-name="L2">
              <text:list-item>
                <text:p><text:span text:style-name="T3">SIGTERM hand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to remember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t shared_preload_libraries in postgresql.conf</text:p>
              </text:list-item>
              <text:list-item>
                <text:p>Load with _PG_init</text:p>
              </text:list-item>
              <text:list-item>
                <text:p>Unblock signals</text:p>
              </text:list-item>
              <text:list-item>
                <text:p>WaitLatch for interruptible sleep</text:p>
              </text:list-item>
              <text:list-item>
                <text:p><text:span text:style-name="T10">BGWORKER_SHMEM_ACCESS |</text:span><text:span text:style-name="T10"><text:line-break/></text:span><text:span text:style-name="T10">BGWORKER_BACKEND_DATABASE_CONNEC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al tip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curity !</text:p>
              </text:list-item>
              <text:list-item>
                <text:p>Have a look at contrib/worker_spi</text:p>
              </text:list-item>
              <text:list-item>
                <text:p>Documentation</text:p>
                <text:list>
                  <text:list-item>
                    <text:p><text:span text:style-name="T10">www.postgresql.org/docs/devel/static/bgworker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><text:span text:style-name="T1">Thanks!</text:span></text:p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24pt" style:font-size-asian="24pt" style:font-size-complex="2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982cm" svg:height="2.032cm" svg:x="1.4cm" svg:y="18.542cm" presentation:class="date-time">
        <draw:text-box>
          <text:p text:style-name="MP3"><text:span text:style-name="MT2">2013/02/16</text:span><text:span text:style-name="MT2"><text:line-break/></text:span><text:span text:style-name="MT2">Tokyo, #pgunconf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8T21:28:09</meta:creation-date>
    <dc:date>2013-02-15T21:54:48</dc:date>
    <meta:editing-duration>PT1H2M46S</meta:editing-duration>
    <meta:editing-cycles>32</meta:editing-cycles>
    <meta:generator>LibreOffice/4.0.0.3$MacOSX_x86 LibreOffice_project/53fd80e80f44edd735c18dbc5b6cde811e0a15c</meta:generator>
    <meta:document-statistic meta:object-count="73"/>
  </office:meta>
</office:document-meta>
</file>